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edFactoryBeans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FactoryBeans.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lAnnotatedConfigClassesWithoutAtConfigurationTests.compareData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AnnotatedConfigClassesWithoutAtConfiguration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FactoryBeans.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